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4"/>
    <style:style style:name="ce3" style:family="table-cell" style:parent-style-name="Default" style:data-style-name="N11"/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n/max = exp(2/T)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 ac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style-name="ce1" table:formula="of:=2/LN([.B1])" office:value-type="float" office:value="0.289529654602168" calcext:value-type="float">
            <text:p>0,290</text:p>
          </table:table-cell>
        </table:table-row>
        <table:table-row table:style-name="ro1">
          <table:table-cell office:value-type="string" calcext:value-type="string">
            <text:p>Saturation ratio</text:p>
          </table:table-cell>
          <table:table-cell table:style-name="ce2" table:formula="of:=EXP(0.96*2/[.B3])" office:value-type="float" office:value="758.577575029183" calcext:value-type="float">
            <text:p>758,58</text:p>
          </table:table-cell>
        </table:table-row>
        <table:table-row table:style-name="ro1">
          <table:table-cell office:value-type="string" calcext:value-type="string">
            <text:p>min/mean ratio</text:p>
          </table:table-cell>
          <table:table-cell table:style-name="ce2" table:formula="of:=1/EXP(-2*([.B2]-1)/[.B2]/[.B3])" office:value-type="float" office:value="372.759372031494" calcext:value-type="float">
            <text:p>372,76</text:p>
          </table:table-cell>
        </table:table-row>
        <table:table-row table:style-name="ro1">
          <table:table-cell office:value-type="string" calcext:value-type="string">
            <text:p>exp(2/T)+ n -1</text:p>
          </table:table-cell>
          <table:table-cell table:formula="of:=[.B1]+[.B2]-1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max prob</text:p>
          </table:table-cell>
          <table:table-cell table:style-name="ce3" table:formula="of:=[.B1]/[.B6]" office:value-type="percentage" office:value="0.99403578528827" calcext:value-type="percentage">
            <text:p>99,40%</text:p>
          </table:table-cell>
        </table:table-row>
        <table:table-row table:style-name="ro1">
          <table:table-cell office:value-type="string" calcext:value-type="string">
            <text:p>min prob</text:p>
          </table:table-cell>
          <table:table-cell table:style-name="ce3" table:formula="of:=1/[.B2]" office:value-type="percentage" office:value="0.142857142857143" calcext:value-type="percentage">
            <text:p>14,29%</text:p>
          </table:table-cell>
        </table:table-row>
        <table:table-row table:style-name="ro1">
          <table:table-cell office:value-type="string" calcext:value-type="string">
            <text:p>min gm prob</text:p>
          </table:table-cell>
          <table:table-cell table:style-name="ce4" table:formula="of:=EXP(2/[.B3]/[.B2])/[.B6]" office:value-type="percentage" office:value="0.00266669562155042" calcext:value-type="percentage">
            <text:p>0,2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05">
      <number:number number:decimal-places="4" number:min-decimal-places="4" number:min-integer-digits="1" number:grouping="true"/>
    </number:number-style>
    <number:number-style style:name="N106">
      <number:number number:decimal-places="5" number:min-decimal-places="5" number:min-integer-digits="1" number:grouping="true"/>
    </number:number-style>
    <number:number-style style:name="N107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percentage-style style:name="N109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2:34:56.701000000</meta:creation-date>
    <dc:date>2024-12-01T12:51:05.333000000</dc:date>
    <meta:editing-duration>PT4M18S</meta:editing-duration>
    <meta:editing-cycles>1</meta:editing-cycles>
    <meta:generator>LibreOffice/7.4.3.2$Windows_X86_64 LibreOffice_project/1048a8393ae2eeec98dff31b5c133c5f1d08b890</meta:generator>
    <meta:document-statistic meta:table-count="1" meta:cell-count="18" meta:object-count="0"/>
  </office:meta>
</office:document-meta>
</file>